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12.1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nput Referenc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 office:value-type="string" calcext:value-type="string">
            <text:p>Divider word [dec]</text:p>
          </table:table-cell>
          <table:table-cell table:style-name="ce2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Divider Fractional [dec]</text:p>
          </table:table-cell>
          <table:table-cell table:formula="of:=BITAND([.B2];7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vider Integer [dec]</text:p>
          </table:table-cell>
          <table:table-cell table:formula="of:=BITRSHIFT([.B2];3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Divider uneven [dec]</text:p>
          </table:table-cell>
          <table:table-cell table:formula="of:=9*[.B4]"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Divider even [dec]</text:p>
          </table:table-cell>
          <table:table-cell table:formula="of:=8*[.B4]"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Divider Total [dec]</text:p>
          </table:table-cell>
          <table:table-cell table:formula="of:=((([.B3]*[.B5])+(([.B4]-[.B3])*[.B6])))/[.B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Fvco</text:p>
          </table:table-cell>
          <table:table-cell table:style-name="ce1" table:formula="of:=[.B1]*[.B7]" office:value-type="float" office:value="1000" calcext:value-type="float">
            <text:p>1000</text:p>
          </table:table-cell>
          <table:table-cell table:style-name="ce1" office:value-type="string" calcext:value-type="string">
            <text:p>MHz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st divider 0 [dec]</text:p>
          </table:table-cell>
          <table:table-cell table:style-name="ce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out0</text:p>
          </table:table-cell>
          <table:table-cell table:formula="of:=[.B8]/[.B10]" office:value-type="float" office:value="250" calcext:value-type="float">
            <text:p>250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 office:value-type="string" calcext:value-type="string">
            <text:p>Post divider 1 [dec]</text:p>
          </table:table-cell>
          <table:table-cell table:style-name="ce2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Fout1</text:p>
          </table:table-cell>
          <table:table-cell table:formula="of:=[.B8]/[.B12]" office:value-type="float" office:value="4" calcext:value-type="float">
            <text:p>4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 office:value-type="string" calcext:value-type="string">
            <text:p>Post divider 2 [dec]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Fout2</text:p>
          </table:table-cell>
          <table:table-cell table:formula="of:=[.B8]/[.B14]" office:value-type="float" office:value="50" calcext:value-type="float">
            <text:p>50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 office:value-type="string" calcext:value-type="string">
            <text:p>Post divider 3 [dec]</text:p>
          </table:table-cell>
          <table:table-cell table:style-name="ce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ut3</text:p>
          </table:table-cell>
          <table:table-cell table:formula="of:=[.B8]/[.B16]" office:value-type="float" office:value="100" calcext:value-type="float">
            <text:p>100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31T02:13:08.204908556</meta:creation-date>
    <dc:date>2022-08-31T11:51:49.925820680</dc:date>
    <meta:editing-duration>PT8H33M50S</meta:editing-duration>
    <meta:editing-cycles>5</meta:editing-cycles>
    <meta:generator>LibreOffice/5.3.6.1$Linux_X86_64 LibreOffice_project/30$Build-1</meta:generator>
    <meta:document-statistic meta:table-count="1" meta:cell-count="38" meta:object-count="0"/>
  </office:meta>
</office:document-meta>
</file>